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orgia" svg:font-family="Georgia, serif"/>
    <style:font-face style:name="Inter" svg:font-family="Inter, apple-system, system-ui, BlinkMacSystemFont, Roboto, 'Droid Sans', 'Helvetica Neue', helvetica, Arial, sans-serif"/>
    <style:font-face style:name="Lato" svg:font-family="Lato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2bfe" officeooo:paragraph-rsid="00082bfe"/>
    </style:style>
    <style:style style:name="P2" style:family="paragraph" style:parent-style-name="Standard">
      <style:text-properties fo:font-variant="normal" fo:text-transform="none" fo:color="#58595b" style:font-name="Georgia" fo:font-size="11pt" fo:letter-spacing="normal" fo:font-style="normal" fo:font-weight="bold" officeooo:rsid="001f96ec" officeooo:paragraph-rsid="0009a068" style:font-size-asian="11pt" style:font-weight-asian="bold" style:font-size-complex="11pt" style:font-weight-complex="bold"/>
    </style:style>
    <style:style style:name="P3" style:family="paragraph" style:parent-style-name="Standard">
      <style:text-properties fo:font-variant="normal" fo:text-transform="none" fo:color="#202124" style:font-name="arial" fo:font-size="12pt" fo:letter-spacing="normal" fo:font-style="normal" fo:font-weight="bold" officeooo:rsid="0025f407" officeooo:paragraph-rsid="0009a068" style:font-size-asian="11pt" style:font-weight-asian="bold" style:font-size-complex="11pt" style:font-weight-complex="bold"/>
    </style:style>
    <style:style style:name="P4" style:family="paragraph" style:parent-style-name="Standard">
      <style:text-properties fo:font-variant="normal" fo:text-transform="none" fo:color="#202124" style:font-name="arial" fo:font-size="12pt" fo:letter-spacing="normal" fo:font-style="normal" fo:font-weight="bold" officeooo:rsid="0009a068" officeooo:paragraph-rsid="0009a068" style:font-size-asian="11pt" style:font-weight-asian="bold" style:font-size-complex="11pt" style:font-weight-complex="bold"/>
    </style:style>
    <style:style style:name="P5" style:family="paragraph" style:parent-style-name="Standard">
      <style:text-properties fo:font-variant="normal" fo:text-transform="none" fo:color="#202124" style:font-name="arial" fo:font-size="12pt" fo:letter-spacing="normal" fo:font-style="normal" fo:font-weight="bold" officeooo:rsid="0027909f" officeooo:paragraph-rsid="0009a068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officeooo:rsid="0009a068" officeooo:paragraph-rsid="0009a068"/>
    </style:style>
    <style:style style:name="P7" style:family="paragraph" style:parent-style-name="Standard">
      <style:text-properties officeooo:rsid="000b1aab" officeooo:paragraph-rsid="000b1aab"/>
    </style:style>
    <style:style style:name="P8" style:family="paragraph" style:parent-style-name="Text_20_body">
      <style:text-properties fo:font-variant="normal" fo:text-transform="none" fo:color="#58595b" style:font-name="Georgia" fo:font-size="11pt" fo:letter-spacing="normal" fo:font-style="normal" fo:font-weight="bold" officeooo:rsid="0005a98b" officeooo:paragraph-rsid="00082bfe" style:font-size-asian="11pt" style:font-weight-asian="bold" style:font-size-complex="11pt" style:font-weight-complex="bold"/>
    </style:style>
    <style:style style:name="P9" style:family="paragraph" style:parent-style-name="Text_20_body">
      <style:text-properties fo:font-variant="normal" fo:text-transform="none" fo:color="#58595b" style:font-name="Georgia" fo:font-size="11pt" fo:letter-spacing="normal" fo:font-style="normal" fo:font-weight="bold" officeooo:rsid="00082bfe" officeooo:paragraph-rsid="00082bfe" style:font-size-asian="11pt" style:font-weight-asian="bold" style:font-size-complex="11pt" style:font-weight-complex="bold"/>
    </style:style>
    <style:style style:name="P10" style:family="paragraph" style:parent-style-name="Text_20_body">
      <style:text-properties fo:font-variant="normal" fo:text-transform="none" fo:color="#58595b" style:font-name="Georgia" fo:font-size="11pt" fo:letter-spacing="normal" fo:font-style="normal" fo:font-weight="bold" officeooo:rsid="00082bfe" officeooo:paragraph-rsid="0009a068" style:font-size-asian="11pt" style:font-weight-asian="bold" style:font-size-complex="11pt" style:font-weight-complex="bold"/>
    </style:style>
    <style:style style:name="T1" style:family="text">
      <style:text-properties officeooo:rsid="00082bfe"/>
    </style:style>
    <style:style style:name="T2" style:family="text">
      <style:text-properties officeooo:rsid="00078bd8"/>
    </style:style>
    <style:style style:name="T3" style:family="text">
      <style:text-properties officeooo:rsid="000f497b"/>
    </style:style>
    <style:style style:name="T4" style:family="text">
      <style:text-properties fo:color="#2a292e" style:font-name="Inter" fo:font-size="10.5pt" style:font-size-asian="10.5pt" style:font-size-complex="10.5pt"/>
    </style:style>
    <style:style style:name="T5" style:family="text">
      <style:text-properties fo:color="#2a292e" style:font-name="Inter" fo:font-size="10.5pt" officeooo:rsid="0009a068" style:font-size-asian="10.5pt" style:font-size-complex="10.5pt"/>
    </style:style>
    <style:style style:name="T6" style:family="text">
      <style:text-properties fo:color="#4d5156" style:font-name="arial" fo:font-size="10.5pt" officeooo:rsid="0017303e" style:font-size-asian="10.5pt" style:font-size-complex="10.5pt"/>
    </style:style>
    <style:style style:name="T7" style:family="text">
      <style:text-properties fo:color="#4d5156" style:font-name="arial" fo:font-size="10.5pt" officeooo:rsid="001add27" style:font-size-asian="10.5pt" style:font-size-complex="10.5pt"/>
    </style:style>
    <style:style style:name="T8" style:family="text">
      <style:text-properties fo:color="#4d5156" style:font-name="arial" fo:font-size="10.5pt" officeooo:rsid="001b1371" style:font-size-asian="10.5pt" style:font-size-complex="10.5pt"/>
    </style:style>
    <style:style style:name="T9" style:family="text">
      <style:text-properties style:font-name="Lato" fo:font-size="10.5pt" style:font-size-asian="10.5pt" style:font-size-complex="10.5pt"/>
    </style:style>
    <style:style style:name="T10" style:family="text">
      <style:text-properties style:font-name="Lato" fo:font-size="10.5pt" officeooo:rsid="00057e88" style:font-size-asian="10.5pt" style:font-size-complex="10.5pt"/>
    </style:style>
    <style:style style:name="T11" style:family="text">
      <style:text-properties style:font-name="Lato" fo:font-size="10.5pt" officeooo:rsid="001b1371" style:font-size-asian="10.5pt" style:font-size-complex="10.5pt"/>
    </style:style>
    <style:style style:name="T12" style:family="text">
      <style:text-properties style:font-name="Lato" fo:font-size="10.5pt" officeooo:rsid="001fab3b" style:font-size-asian="10.5pt" style:font-size-complex="10.5pt"/>
    </style:style>
    <style:style style:name="T13" style:family="text">
      <style:text-properties style:font-name="Lato" fo:font-size="10.5pt" officeooo:rsid="002488f2" style:font-size-asian="10.5pt" style:font-size-complex="10.5pt"/>
    </style:style>
    <style:style style:name="T14" style:family="text">
      <style:text-properties style:font-name="Lato" fo:font-size="10.5pt" officeooo:rsid="0009a068" style:font-size-asian="10.5pt" style:font-size-complex="10.5pt"/>
    </style:style>
    <style:style style:name="T15" style:family="text">
      <style:text-properties style:font-name="Lato" fo:font-size="10.5pt" style:font-size-asian="10.5pt" style:font-style-asian="normal" style:font-size-complex="10.5pt" style:font-style-complex="normal"/>
    </style:style>
    <style:style style:name="T16" style:family="text">
      <style:text-properties style:font-name="Lato" fo:font-size="10.5pt" officeooo:rsid="0027909f" style:font-size-asian="10.5pt" style:font-style-asian="normal" style:font-size-complex="10.5pt" style:font-style-complex="normal"/>
    </style:style>
    <style:style style:name="T17" style:family="text">
      <style:text-properties officeooo:rsid="0009a068"/>
    </style:style>
    <style:style style:name="T18" style:family="text">
      <style:text-properties style:font-size-asian="10.5pt" style:font-style-asian="normal" style:font-size-complex="10.5pt" style:font-style-complex="normal"/>
    </style:style>
    <style:style style:name="T19" style:family="text">
      <style:text-properties officeooo:rsid="002959f2" style:font-size-asian="10.5pt" style:font-style-asian="normal" style:font-size-complex="10.5pt" style:font-style-complex="normal"/>
    </style:style>
    <style:style style:name="T20" style:family="text">
      <style:text-properties officeooo:rsid="000b1a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RAFT 1</text:p>
      <text:p text:style-name="P6">1-Introduction of organization(IBS)</text:p>
      <text:p text:style-name="P6">2-Introduction of Managers and Employes</text:p>
      <text:p text:style-name="P6">3-Types of managers</text:p>
      <text:p text:style-name="P6"><text:tab/>--Front line manager</text:p>
      <text:p text:style-name="P6"><text:tab/>--Middle Manager</text:p>
      <text:p text:style-name="P6"><text:tab/>--Top manager</text:p>
      <text:p text:style-name="P6">4—<text:span text:style-name="T20">Organizational Behavior</text:span></text:p>
      <text:p text:style-name="P7">5-Organizational Culture</text:p>
      <text:p text:style-name="P7"><text:tab/>--Strong culture</text:p>
      <text:p text:style-name="P7"><text:tab/>--Weak culture</text:p>
      <text:p text:style-name="P7">6-Stake holder</text:p>
      <text:p text:style-name="P7">7-Share holder</text:p>
      <text:p text:style-name="P7">8-Competitors</text:p>
      <text:p text:style-name="P7">9-Departments in IB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DRAFT 2-3</text:p>
      <text:p text:style-name="P1"/>
      <text:p text:style-name="P1">1-Social responsibilities</text:p>
      <text:p text:style-name="P1">2-Implemen<text:span text:style-name="T17">ta</text:span>t<text:span text:style-name="T17">ion</text:span> <text:span text:style-name="T17">of </text:span>social responsibilities</text:p>
      <text:p text:style-name="P1">3-Ethics</text:p>
      <text:p text:style-name="P8"><text:span text:style-name="T1">4-</text:span>Factors affecting Ethics of Employs;</text:p>
      <text:p text:style-name="P8"><text:tab/>--Individual character;</text:p>
      <text:p text:style-name="P8"><text:tab/>--<text:span text:style-name="T1">Social factor</text:span></text:p>
      <text:p text:style-name="P8"><text:tab/>--<text:span text:style-name="T1">Opportunity factor</text:span></text:p>
      <text:p text:style-name="P8"><text:tab/>--<text:span text:style-name="T2">Ethical Leadership;</text:span></text:p>
      <text:p text:style-name="P8"><text:span text:style-name="T1">5-Decision making</text:span></text:p>
      <text:p text:style-name="P8"><text:tab/>--<text:span text:style-name="T3">Decision Making Process;</text:span></text:p>
      <text:p text:style-name="P8"><text:tab/>--<text:span text:style-name="T17">Rational decision making;</text:span></text:p>
      <text:p text:style-name="P9">6-Planning</text:p>
      <text:p text:style-name="P9"><text:tab/>--Organizational planning</text:p>
      <text:p text:style-name="P9"><text:tab/>--Strategic planning</text:p>
      <text:p text:style-name="P9"><text:tab/>--Tactical planning</text:p>
      <text:p text:style-name="P9"><text:soft-page-break/><text:tab/>--Operational planning</text:p>
      <text:p text:style-name="P9"><text:span text:style-name="T4"><text:tab/>--Contingency</text:span></text:p>
      <text:p text:style-name="P9"><text:span text:style-name="T5">7-</text:span><text:span text:style-name="T4">Goals</text:span></text:p>
      <text:p text:style-name="P9"><text:span text:style-name="T4"><text:tab/>--</text:span><text:span text:style-name="T6">Traditional Goal Setting;</text:span></text:p>
      <text:p text:style-name="P9"><text:span text:style-name="T6"><text:tab/>--Management by objective;</text:span></text:p>
      <text:p text:style-name="P9"><text:span text:style-name="T6"><text:tab/>--</text:span><text:span text:style-name="T7">Strategic Management;</text:span></text:p>
      <text:p text:style-name="P10"><text:span text:style-name="T7"><text:tab/>--</text:span><text:span text:style-name="T8">Environmental Scanning;</text:span></text:p>
      <text:p text:style-name="P2"><text:span text:style-name="T14">8-</text:span><text:span text:style-name="T10">H</text:span><text:span text:style-name="T11">uman Resource management process;</text:span></text:p>
      <text:p text:style-name="P2"><text:span text:style-name="T14">9-</text:span><text:span text:style-name="T12">O</text:span><text:span text:style-name="T13">rganizational Structure;</text:span></text:p>
      <text:p text:style-name="P3"><text:span text:style-name="T14">10-</text:span><text:span text:style-name="T13">Organizational Design;</text:span></text:p>
      <text:p text:style-name="P4"><text:span text:style-name="T13">1</text:span><text:span text:style-name="T9">1-PEST analysis;</text:span></text:p>
      <text:p text:style-name="P4"><text:span text:style-name="T13">1</text:span><text:span text:style-name="T9">2-</text:span><text:span text:style-name="T16">Motivation;</text:span></text:p>
      <text:p text:style-name="P4"><text:span text:style-name="T16">1</text:span><text:span text:style-name="T15">3-</text:span><text:span text:style-name="T19">Communication;</text:span></text:p>
      <text:p text:style-name="P4"><text:span text:style-name="T18">14-</text:span><text:span text:style-name="T19">F</text:span><text:span text:style-name="T18">orcasting;</text:span></text:p>
      <text:p text:style-name="P4"><text:span text:style-name="T18">15-Budget;</text:span></text:p>
      <text:p text:style-name="P4"><text:span text:style-name="T18">16-Gantt chart</text:span></text:p>
      <text:p text:style-name="P5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orgia" svg:font-family="Georgia, serif"/>
    <style:font-face style:name="Inter" svg:font-family="Inter, apple-system, system-ui, BlinkMacSystemFont, Roboto, 'Droid Sans', 'Helvetica Neue', helvetica, Arial, sans-serif"/>
    <style:font-face style:name="Lato" svg:font-family="Lato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22:40:56.152713846</meta:creation-date>
    <dc:date>2020-12-15T23:05:25.427112624</dc:date>
    <meta:editing-duration>PT3M28S</meta:editing-duration>
    <meta:editing-cycles>1</meta:editing-cycles>
    <meta:document-statistic meta:table-count="0" meta:image-count="0" meta:object-count="0" meta:page-count="2" meta:paragraph-count="47" meta:word-count="124" meta:character-count="972" meta:non-whitespace-character-count="896"/>
    <meta:generator>LibreOffice/6.4.6.2$Linux_X86_64 LibreOffice_project/40$Build-2</meta:generator>
  </office:meta>
</office:document-meta>
</file>